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fo:letter-spacing="normal"/>
    </style:style>
    <style:style style:name="P3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d5b778" loext:opacity="100%" fo:letter-spacing="normal" fo:font-style="normal" fo:font-weight="normal"/>
    </style:style>
    <style:style style:name="P4" style:family="paragraph" style:parent-style-name="Preformatted_20_Text">
      <style:paragraph-properties fo:margin-left="0in" fo:margin-right="0in" fo:margin-top="0in" fo:margin-bottom="0.1965in" style:contextual-spacing="false" fo:orphans="2" fo:widows="2" fo:text-indent="0in" style:auto-text-indent="false"/>
      <style:text-properties fo:font-variant="normal" fo:text-transform="none" fo:color="#d5b778" loext:opacity="100%" fo:letter-spacing="normal" fo:font-style="normal" fo:font-weight="normal"/>
    </style:style>
    <style:style style:name="P5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7a7e85" loext:opacity="100%" fo:letter-spacing="normal" fo:font-style="normal" fo:font-weight="normal"/>
    </style:style>
    <style:style style:name="P6" style:family="paragraph" style:parent-style-name="Preformatted_20_Text">
      <style:paragraph-properties fo:orphans="2" fo:widows="2" fo:text-indent="0in" style:auto-text-indent="false"/>
    </style:style>
    <style:style style:name="T1" style:family="text">
      <style:text-properties fo:color="#d5b778" loext:opacity="100%"/>
    </style:style>
    <style:style style:name="T2" style:family="text">
      <style:text-properties fo:color="#d5b778" loext:opacity="100%" fo:font-style="normal" fo:font-weight="normal"/>
    </style:style>
    <style:style style:name="T3" style:family="text">
      <style:text-properties fo:color="#bababa" loext:opacity="100%"/>
    </style:style>
    <style:style style:name="T4" style:family="text">
      <style:text-properties fo:color="#bababa" loext:opacity="100%" fo:font-style="normal" fo:font-weight="normal"/>
    </style:style>
    <style:style style:name="T5" style:family="text">
      <style:text-properties fo:color="#6aab73" loext:opacity="100%"/>
    </style:style>
    <style:style style:name="T6" style:family="text">
      <style:text-properties fo:color="#6aab73" loext:opacity="100%" fo:font-style="normal" fo:font-weight="normal"/>
    </style:style>
    <style:style style:name="T7" style:family="text">
      <style:text-properties fo:color="#bcbec4" loext:opacity="100%"/>
    </style:style>
    <style:style style:name="T8" style:family="text">
      <style:text-properties fo:color="#bcbec4" loext:opacity="100%" fo:font-style="normal" fo:font-weight="normal"/>
    </style:style>
    <style:style style:name="T9" style:family="text">
      <style:text-properties fo:color="#7a7e85" loext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!DOCTYPE </text:span><text:span text:style-name="T3">html</text:span><text:span text:style-name="T1">&gt;</text:span></text:p>
      <text:p text:style-name="P1"><text:span text:style-name="T1">&lt;html </text:span><text:span text:style-name="T3">lang</text:span><text:span text:style-name="T5">="en"</text:span><text:span text:style-name="T1">&gt;</text:span></text:p>
      <text:p text:style-name="P3">&lt;head&gt;</text:p>
      <text:p text:style-name="P2"><text:s text:c="4"/><text:span text:style-name="T2">&lt;meta </text:span><text:span text:style-name="T4">charset</text:span><text:span text:style-name="T6">="UTF-8"</text:span><text:span text:style-name="T2">&gt;</text:span></text:p>
      <text:p text:style-name="P2"><text:s text:c="4"/><text:span text:style-name="T2">&lt;Benitez_tictactoe&gt;</text:span><text:span text:style-name="T8">Title</text:span><text:span text:style-name="T2">&lt;/Benitez_tictactoe&gt;</text:span></text:p>
      <text:p text:style-name="P3">&lt;/head&gt;</text:p>
      <text:p text:style-name="P3">&lt;body&gt;</text:p>
      <text:p text:style-name="P6"/>
      <text:p text:style-name="P3">&lt;/body&gt;</text:p>
      <text:p text:style-name="P3">&lt;/html&gt;</text:p>
      <text:p text:style-name="P1"><text:span text:style-name="T1">&lt;!DOCTYPE </text:span><text:span text:style-name="T3">html</text:span><text:span text:style-name="T1">&gt;</text:span></text:p>
      <text:p text:style-name="P1"><text:span text:style-name="T1">&lt;!DOCTYPE </text:span><text:span text:style-name="T3">html</text:span><text:span text:style-name="T1">&gt;</text:span></text:p>
      <text:p text:style-name="P1"><text:span text:style-name="T1">&lt;html </text:span><text:span text:style-name="T3">lang</text:span><text:span text:style-name="T5">="en"</text:span><text:span text:style-name="T1">&gt;</text:span></text:p>
      <text:p text:style-name="P3">&lt;head&gt;</text:p>
      <text:p text:style-name="P2"><text:s text:c="4"/><text:span text:style-name="T2">&lt;meta </text:span><text:span text:style-name="T4">charset</text:span><text:span text:style-name="T6">="UTF-8"</text:span><text:span text:style-name="T2">&gt;</text:span></text:p>
      <text:p text:style-name="P2"><text:s text:c="4"/><text:span text:style-name="T2">&lt;meta </text:span><text:span text:style-name="T4">name</text:span><text:span text:style-name="T6">="viewport" </text:span><text:span text:style-name="T4">content</text:span><text:span text:style-name="T6">="width=device-width, initial-scale=1.0"</text:span><text:span text:style-name="T2">&gt;</text:span></text:p>
      <text:p text:style-name="P2"><text:s text:c="4"/><text:span text:style-name="T2">&lt;title&gt;</text:span><text:span text:style-name="T8">Benitez Tic-Tac-Toe</text:span><text:span text:style-name="T2">&lt;/title&gt;</text:span></text:p>
      <text:p text:style-name="P2"><text:s text:c="4"/><text:span text:style-name="T2">&lt;style&gt;</text:span></text:p>
      <text:p text:style-name="P2"><text:s text:c="8"/><text:span text:style-name="T8">body {</text:span></text:p>
      <text:p text:style-name="P2"><text:s text:c="12"/><text:span text:style-name="T8">font-family: Arial, sans-serif;</text:span></text:p>
      <text:p text:style-name="P2"><text:s text:c="12"/><text:span text:style-name="T8">display: flex;</text:span></text:p>
      <text:p text:style-name="P2"><text:s text:c="12"/><text:span text:style-name="T8">justify-content: center;</text:span></text:p>
      <text:p text:style-name="P2"><text:s text:c="12"/><text:span text:style-name="T8">align-items: center;</text:span></text:p>
      <text:p text:style-name="P2"><text:s text:c="12"/><text:span text:style-name="T8">height: 100vh;</text:span></text:p>
      <text:p text:style-name="P2"><text:s text:c="12"/><text:span text:style-name="T8">background-color: #333;</text:span></text:p>
      <text:p text:style-name="P2"><text:s text:c="12"/><text:span text:style-name="T8">margin: 0;</text:span></text:p>
      <text:p text:style-name="P2"><text:s text:c="12"/><text:span text:style-name="T8">flex-direction: column;</text:span></text:p>
      <text:p text:style-name="P2"><text:s text:c="12"/><text:span text:style-name="T8">text-align: center;</text:span></text:p>
      <text:p text:style-name="P2"><text:s text:c="8"/><text:span text:style-name="T8">}</text:span></text:p>
      <text:p text:style-name="P2"><text:s text:c="8"/><text:span text:style-name="T8">.game-container {</text:span></text:p>
      <text:p text:style-name="P2"><text:s text:c="12"/><text:span text:style-name="T8">padding: 30px;</text:span></text:p>
      <text:p text:style-name="P2"><text:s text:c="12"/><text:span text:style-name="T8">background-color: #fff;</text:span></text:p>
      <text:p text:style-name="P2"><text:s text:c="12"/><text:span text:style-name="T8">border-radius: 10px;</text:span></text:p>
      <text:p text:style-name="P2"><text:s text:c="12"/><text:span text:style-name="T8">box-shadow: 0 0 10px rgba(0, 0, 0, 0.2);</text:span></text:p>
      <text:p text:style-name="P2"><text:s text:c="12"/><text:span text:style-name="T8">visibility: hidden;</text:span></text:p>
      <text:p text:style-name="P2"><text:s text:c="12"/><text:span text:style-name="T8">width: 350px;</text:span></text:p>
      <text:p text:style-name="P2"><text:s text:c="12"/><text:span text:style-name="T8">height: 450px;</text:span></text:p>
      <text:p text:style-name="P2"><text:s text:c="12"/><text:span text:style-name="T8">position: relative;</text:span></text:p>
      <text:p text:style-name="P2"><text:s text:c="8"/><text:span text:style-name="T8">}</text:span></text:p>
      <text:p text:style-name="P2"><text:s text:c="8"/><text:span text:style-name="T8">.board {</text:span></text:p>
      <text:p text:style-name="P2"><text:s text:c="12"/><text:span text:style-name="T8">display: grid;</text:span></text:p>
      <text:p text:style-name="P2"><text:s text:c="12"/><text:span text:style-name="T8">grid-template-columns: repeat(3, 100px);</text:span></text:p>
      <text:p text:style-name="P2"><text:s text:c="12"/><text:span text:style-name="T8">grid-template-rows: repeat(3, 100px);</text:span></text:p>
      <text:p text:style-name="P2"><text:s text:c="12"/><text:span text:style-name="T8">gap: 10px;</text:span></text:p>
      <text:p text:style-name="P2"><text:s text:c="12"/><text:span text:style-name="T8">margin-bottom: 20px;</text:span></text:p>
      <text:p text:style-name="P2"><text:s text:c="8"/><text:span text:style-name="T8">}</text:span></text:p>
      <text:p text:style-name="P2"><text:s text:c="8"/><text:span text:style-name="T8">.cell {</text:span></text:p>
      <text:p text:style-name="P2"><text:s text:c="12"/><text:span text:style-name="T8">width: 100px;</text:span></text:p>
      <text:p text:style-name="P2"><text:s text:c="12"/><text:span text:style-name="T8">height: 100px;</text:span></text:p>
      <text:p text:style-name="P2"><text:s text:c="12"/><text:span text:style-name="T8">display: flex;</text:span></text:p>
      <text:p text:style-name="P2"><text:s text:c="12"/><text:span text:style-name="T8">justify-content: center;</text:span></text:p>
      <text:p text:style-name="P2"><text:s text:c="12"/><text:span text:style-name="T8">align-items: center;</text:span></text:p>
      <text:p text:style-name="P2"><text:s text:c="12"/><text:span text:style-name="T8">background-color: #222;</text:span></text:p>
      <text:p text:style-name="P2"><text:s text:c="12"/><text:span text:style-name="T8">font-size: 40px;</text:span></text:p>
      <text:p text:style-name="P2"><text:s text:c="12"/><text:span text:style-name="T8">cursor: pointer;</text:span></text:p>
      <text:p text:style-name="P2"><text:s text:c="12"/><text:span text:style-name="T8">border-radius: 5px;</text:span></text:p>
      <text:p text:style-name="P2"><text:s text:c="12"/><text:span text:style-name="T8">color: #fff;</text:span></text:p>
      <text:p text:style-name="P2"><text:s text:c="12"/><text:span text:style-name="T8">transition: background-color 0.3s, box-shadow 0.3s;</text:span></text:p>
      <text:p text:style-name="P2"><text:s text:c="8"/><text:span text:style-name="T8">}</text:span></text:p>
      <text:p text:style-name="P2"><text:s text:c="8"/><text:span text:style-name="T8">.cell:hover {</text:span></text:p>
      <text:p text:style-name="P2"><text:s text:c="12"/><text:span text:style-name="T8">background-color: #444;</text:span></text:p>
      <text:p text:style-name="P2"><text:s text:c="12"/><text:span text:style-name="T8">box-shadow: 0 0 20px rgba(0, 255, 255, 1);</text:span></text:p>
      <text:p text:style-name="P2"><text:s text:c="8"/><text:span text:style-name="T8">}</text:span></text:p>
      <text:p text:style-name="P2"><text:s text:c="8"/><text:span text:style-name="T8">#result {</text:span></text:p>
      <text:p text:style-name="P2"><text:soft-page-break/><text:s text:c="12"/><text:span text:style-name="T8">font-size: 50px;</text:span></text:p>
      <text:p text:style-name="P2"><text:s text:c="12"/><text:span text:style-name="T8">font-weight: bold;</text:span></text:p>
      <text:p text:style-name="P2"><text:s text:c="12"/><text:span text:style-name="T8">margin-bottom: 20px;</text:span></text:p>
      <text:p text:style-name="P2"><text:s text:c="8"/><text:span text:style-name="T8">}</text:span></text:p>
      <text:p text:style-name="P2"><text:s text:c="8"/><text:span text:style-name="T8">#result.win {</text:span></text:p>
      <text:p text:style-name="P2"><text:s text:c="12"/><text:span text:style-name="T8">color: green;</text:span></text:p>
      <text:p text:style-name="P2"><text:s text:c="8"/><text:span text:style-name="T8">}</text:span></text:p>
      <text:p text:style-name="P2"><text:s text:c="8"/><text:span text:style-name="T8">#result.loss {</text:span></text:p>
      <text:p text:style-name="P2"><text:s text:c="12"/><text:span text:style-name="T8">color: red;</text:span></text:p>
      <text:p text:style-name="P2"><text:s text:c="8"/><text:span text:style-name="T8">}</text:span></text:p>
      <text:p text:style-name="P2"><text:s text:c="8"/><text:span text:style-name="T8">#restart, #quit-game {</text:span></text:p>
      <text:p text:style-name="P2"><text:s text:c="12"/><text:span text:style-name="T8">padding: 12px 20px;</text:span></text:p>
      <text:p text:style-name="P2"><text:s text:c="12"/><text:span text:style-name="T8">font-size: 16px;</text:span></text:p>
      <text:p text:style-name="P2"><text:s text:c="12"/><text:span text:style-name="T8">cursor: pointer;</text:span></text:p>
      <text:p text:style-name="P2"><text:s text:c="12"/><text:span text:style-name="T8">background-color: #4CAF50;</text:span></text:p>
      <text:p text:style-name="P2"><text:s text:c="12"/><text:span text:style-name="T8">color: white;</text:span></text:p>
      <text:p text:style-name="P2"><text:s text:c="12"/><text:span text:style-name="T8">border: none;</text:span></text:p>
      <text:p text:style-name="P2"><text:s text:c="12"/><text:span text:style-name="T8">border-radius: 5px;</text:span></text:p>
      <text:p text:style-name="P2"><text:s text:c="12"/><text:span text:style-name="T8">position: absolute;</text:span></text:p>
      <text:p text:style-name="P2"><text:s text:c="12"/><text:span text:style-name="T8">top: 10px;</text:span></text:p>
      <text:p text:style-name="P2"><text:s text:c="8"/><text:span text:style-name="T8">}</text:span></text:p>
      <text:p text:style-name="P2"><text:s text:c="8"/><text:span text:style-name="T8">#quit-game {</text:span></text:p>
      <text:p text:style-name="P2"><text:s text:c="12"/><text:span text:style-name="T8">background-color: #e74c3c;</text:span></text:p>
      <text:p text:style-name="P2"><text:s text:c="12"/><text:span text:style-name="T8">right: 0;</text:span></text:p>
      <text:p text:style-name="P2"><text:s text:c="8"/><text:span text:style-name="T8">}</text:span></text:p>
      <text:p text:style-name="P2"><text:s text:c="8"/><text:span text:style-name="T8">#restart {</text:span></text:p>
      <text:p text:style-name="P2"><text:s text:c="12"/><text:span text:style-name="T8">right: 100px;</text:span></text:p>
      <text:p text:style-name="P2"><text:s text:c="8"/><text:span text:style-name="T8">}</text:span></text:p>
      <text:p text:style-name="P2"><text:s text:c="8"/><text:span text:style-name="T8">#music-toggle {</text:span></text:p>
      <text:p text:style-name="P2"><text:s text:c="12"/><text:span text:style-name="T8">position: absolute;</text:span></text:p>
      <text:p text:style-name="P2"><text:s text:c="12"/><text:span text:style-name="T8">bottom: 20px;</text:span></text:p>
      <text:p text:style-name="P2"><text:s text:c="12"/><text:span text:style-name="T8">right: 20px;</text:span></text:p>
      <text:p text:style-name="P2"><text:s text:c="12"/><text:span text:style-name="T8">padding: 10px 20px;</text:span></text:p>
      <text:p text:style-name="P2"><text:s text:c="12"/><text:span text:style-name="T8">background-color: #333;</text:span></text:p>
      <text:p text:style-name="P2"><text:s text:c="12"/><text:span text:style-name="T8">color: white;</text:span></text:p>
      <text:p text:style-name="P2"><text:s text:c="12"/><text:span text:style-name="T8">font-size: 16px;</text:span></text:p>
      <text:p text:style-name="P2"><text:s text:c="12"/><text:span text:style-name="T8">cursor: pointer;</text:span></text:p>
      <text:p text:style-name="P2"><text:s text:c="12"/><text:span text:style-name="T8">border-radius: 5px;</text:span></text:p>
      <text:p text:style-name="P2"><text:s text:c="8"/><text:span text:style-name="T8">}</text:span></text:p>
      <text:p text:style-name="P2"><text:s text:c="8"/><text:span text:style-name="T8">#main-menu {</text:span></text:p>
      <text:p text:style-name="P2"><text:s text:c="12"/><text:span text:style-name="T8">visibility: visible;</text:span></text:p>
      <text:p text:style-name="P2"><text:s text:c="8"/><text:span text:style-name="T8">}</text:span></text:p>
      <text:p text:style-name="P2"><text:s text:c="8"/><text:span text:style-name="T8">#play-with-bot, #play-with-friend {</text:span></text:p>
      <text:p text:style-name="P2"><text:s text:c="12"/><text:span text:style-name="T8">padding: 15px 30px;</text:span></text:p>
      <text:p text:style-name="P2"><text:s text:c="12"/><text:span text:style-name="T8">font-size: 20px;</text:span></text:p>
      <text:p text:style-name="P2"><text:s text:c="12"/><text:span text:style-name="T8">background-color: #3498db;</text:span></text:p>
      <text:p text:style-name="P2"><text:s text:c="12"/><text:span text:style-name="T8">color: white;</text:span></text:p>
      <text:p text:style-name="P2"><text:s text:c="12"/><text:span text:style-name="T8">cursor: pointer;</text:span></text:p>
      <text:p text:style-name="P2"><text:s text:c="12"/><text:span text:style-name="T8">border-radius: 5px;</text:span></text:p>
      <text:p text:style-name="P2"><text:s text:c="12"/><text:span text:style-name="T8">margin: 10px;</text:span></text:p>
      <text:p text:style-name="P2"><text:s text:c="8"/><text:span text:style-name="T8">}</text:span></text:p>
      <text:p text:style-name="P2"><text:s text:c="8"/><text:span text:style-name="T8">.settings-container {</text:span></text:p>
      <text:p text:style-name="P2"><text:s text:c="12"/><text:span text:style-name="T8">visibility: hidden;</text:span></text:p>
      <text:p text:style-name="P2"><text:s text:c="12"/><text:span text:style-name="T8">padding: 20px;</text:span></text:p>
      <text:p text:style-name="P2"><text:s text:c="12"/><text:span text:style-name="T8">background-color: #fff;</text:span></text:p>
      <text:p text:style-name="P2"><text:s text:c="12"/><text:span text:style-name="T8">border-radius: 10px;</text:span></text:p>
      <text:p text:style-name="P2"><text:s text:c="12"/><text:span text:style-name="T8">box-shadow: 0 0 10px rgba(0, 0, 0, 0.2);</text:span></text:p>
      <text:p text:style-name="P2"><text:s text:c="8"/><text:span text:style-name="T8">}</text:span></text:p>
      <text:p text:style-name="P2"><text:s text:c="8"/><text:span text:style-name="T8">.slider {</text:span></text:p>
      <text:p text:style-name="P2"><text:s text:c="12"/><text:span text:style-name="T8">width: 100%;</text:span></text:p>
      <text:p text:style-name="P2"><text:s text:c="12"/><text:span text:style-name="T8">height: 15px;</text:span></text:p>
      <text:p text:style-name="P2"><text:s text:c="12"/><text:span text:style-name="T8">margin: 15px 0;</text:span></text:p>
      <text:p text:style-name="P2"><text:s text:c="12"/><text:span text:style-name="T8">background: #ddd;</text:span></text:p>
      <text:p text:style-name="P2"><text:s text:c="12"/><text:span text:style-name="T8">border-radius: 10px;</text:span></text:p>
      <text:p text:style-name="P2"><text:soft-page-break/><text:s text:c="12"/><text:span text:style-name="T8">position: relative;</text:span></text:p>
      <text:p text:style-name="P2"><text:s text:c="8"/><text:span text:style-name="T8">}</text:span></text:p>
      <text:p text:style-name="P2"><text:s text:c="8"/><text:span text:style-name="T8">.slider input[type="range"] {</text:span></text:p>
      <text:p text:style-name="P2"><text:s text:c="12"/><text:span text:style-name="T8">width: 100%;</text:span></text:p>
      <text:p text:style-name="P2"><text:s text:c="12"/><text:span text:style-name="T8">height: 15px;</text:span></text:p>
      <text:p text:style-name="P2"><text:s text:c="12"/><text:span text:style-name="T8">appearance: none;</text:span></text:p>
      <text:p text:style-name="P2"><text:s text:c="12"/><text:span text:style-name="T8">background: transparent;</text:span></text:p>
      <text:p text:style-name="P2"><text:s text:c="12"/><text:span text:style-name="T8">outline: none;</text:span></text:p>
      <text:p text:style-name="P2"><text:s text:c="8"/><text:span text:style-name="T8">}</text:span></text:p>
      <text:p text:style-name="P2"><text:s text:c="8"/><text:span text:style-name="T8">.slider input[type="range"]::-webkit-slider-runnable-track {</text:span></text:p>
      <text:p text:style-name="P2"><text:s text:c="12"/><text:span text:style-name="T8">height: 15px;</text:span></text:p>
      <text:p text:style-name="P2"><text:s text:c="12"/><text:span text:style-name="T8">background: #3498db;</text:span></text:p>
      <text:p text:style-name="P2"><text:s text:c="12"/><text:span text:style-name="T8">border-radius: 10px;</text:span></text:p>
      <text:p text:style-name="P2"><text:s text:c="8"/><text:span text:style-name="T8">}</text:span></text:p>
      <text:p text:style-name="P2"><text:s text:c="8"/><text:span text:style-name="T8">.slider input[type="range"]::-webkit-slider-thumb {</text:span></text:p>
      <text:p text:style-name="P2"><text:s text:c="12"/><text:span text:style-name="T8">height: 25px;</text:span></text:p>
      <text:p text:style-name="P2"><text:s text:c="12"/><text:span text:style-name="T8">width: 25px;</text:span></text:p>
      <text:p text:style-name="P2"><text:s text:c="12"/><text:span text:style-name="T8">background: #3498db;</text:span></text:p>
      <text:p text:style-name="P2"><text:s text:c="12"/><text:span text:style-name="T8">border-radius: 50%;</text:span></text:p>
      <text:p text:style-name="P2"><text:s text:c="12"/><text:span text:style-name="T8">cursor: pointer;</text:span></text:p>
      <text:p text:style-name="P2"><text:s text:c="12"/><text:span text:style-name="T8">margin-top: -5px;</text:span></text:p>
      <text:p text:style-name="P2"><text:s text:c="8"/><text:span text:style-name="T8">}</text:span></text:p>
      <text:p text:style-name="P2"><text:s text:c="4"/><text:span text:style-name="T2">&lt;/style&gt;</text:span></text:p>
      <text:p text:style-name="P3">&lt;/head&gt;</text:p>
      <text:p text:style-name="P3">&lt;body&gt;</text:p>
      <text:p text:style-name="P5">&lt;!-- Main Menu --&gt;</text:p>
      <text:p text:style-name="P1"><text:span text:style-name="T1">&lt;div </text:span><text:span text:style-name="T3">id</text:span><text:span text:style-name="T5">="main-menu"</text:span><text:span text:style-name="T1">&gt;</text:span></text:p>
      <text:p text:style-name="P2"><text:s text:c="4"/><text:span text:style-name="T2">&lt;button </text:span><text:span text:style-name="T4">id</text:span><text:span text:style-name="T6">="play-with-friend"</text:span><text:span text:style-name="T2">&gt;</text:span><text:span text:style-name="T8">Play with Friend</text:span><text:span text:style-name="T2">&lt;/button&gt;</text:span></text:p>
      <text:p text:style-name="P2"><text:s text:c="4"/><text:span text:style-name="T2">&lt;button </text:span><text:span text:style-name="T4">id</text:span><text:span text:style-name="T6">="play-with-bot"</text:span><text:span text:style-name="T2">&gt;</text:span><text:span text:style-name="T8">Play with Bot</text:span><text:span text:style-name="T2">&lt;/button&gt;</text:span></text:p>
      <text:p text:style-name="P2"><text:s text:c="4"/><text:span text:style-name="T2">&lt;h1 </text:span><text:span text:style-name="T4">id</text:span><text:span text:style-name="T6">="main-menu-title"</text:span><text:span text:style-name="T2">&gt;</text:span><text:span text:style-name="T8">Benitez Tic-Tac-Toe</text:span><text:span text:style-name="T2">&lt;/h1&gt;</text:span></text:p>
      <text:p text:style-name="P2"><text:s text:c="4"/><text:span text:style-name="T2">&lt;button </text:span><text:span text:style-name="T4">id</text:span><text:span text:style-name="T6">="settings-button"</text:span><text:span text:style-name="T2">&gt;</text:span><text:span text:style-name="T8">Settings</text:span><text:span text:style-name="T2">&lt;/button&gt;</text:span></text:p>
      <text:p text:style-name="P3">&lt;/div&gt;</text:p>
      <text:p text:style-name="P6"/>
      <text:p text:style-name="P5">&lt;!-- Game Screen --&gt;</text:p>
      <text:p text:style-name="P1"><text:span text:style-name="T1">&lt;div </text:span><text:span text:style-name="T3">class</text:span><text:span text:style-name="T5">="game-container" </text:span><text:span text:style-name="T3">id</text:span><text:span text:style-name="T5">="game-container"</text:span><text:span text:style-name="T1">&gt;</text:span></text:p>
      <text:p text:style-name="P2"><text:s text:c="4"/><text:span text:style-name="T2">&lt;h1&gt;</text:span><text:span text:style-name="T8">Benitez Tic-Tac-Toe</text:span><text:span text:style-name="T2">&lt;/h1&gt;</text:span></text:p>
      <text:p text:style-name="P2"><text:s text:c="4"/><text:span text:style-name="T2">&lt;div </text:span><text:span text:style-name="T4">class</text:span><text:span text:style-name="T6">="board"</text:span><text:span text:style-name="T2">&gt;</text:span></text:p>
      <text:p text:style-name="P2"><text:s text:c="8"/><text:span text:style-name="T2">&lt;div </text:span><text:span text:style-name="T4">class</text:span><text:span text:style-name="T6">="cell" </text:span><text:span text:style-name="T4">data-cell-index</text:span><text:span text:style-name="T6">="0"</text:span><text:span text:style-name="T2">&gt;&lt;/div&gt;</text:span></text:p>
      <text:p text:style-name="P2"><text:s text:c="8"/><text:span text:style-name="T2">&lt;div </text:span><text:span text:style-name="T4">class</text:span><text:span text:style-name="T6">="cell" </text:span><text:span text:style-name="T4">data-cell-index</text:span><text:span text:style-name="T6">="1"</text:span><text:span text:style-name="T2">&gt;&lt;/div&gt;</text:span></text:p>
      <text:p text:style-name="P2"><text:s text:c="8"/><text:span text:style-name="T2">&lt;div </text:span><text:span text:style-name="T4">class</text:span><text:span text:style-name="T6">="cell" </text:span><text:span text:style-name="T4">data-cell-index</text:span><text:span text:style-name="T6">="2"</text:span><text:span text:style-name="T2">&gt;&lt;/div&gt;</text:span></text:p>
      <text:p text:style-name="P2"><text:s text:c="8"/><text:span text:style-name="T2">&lt;div </text:span><text:span text:style-name="T4">class</text:span><text:span text:style-name="T6">="cell" </text:span><text:span text:style-name="T4">data-cell-index</text:span><text:span text:style-name="T6">="3"</text:span><text:span text:style-name="T2">&gt;&lt;/div&gt;</text:span></text:p>
      <text:p text:style-name="P2"><text:s text:c="8"/><text:span text:style-name="T2">&lt;div </text:span><text:span text:style-name="T4">class</text:span><text:span text:style-name="T6">="cell" </text:span><text:span text:style-name="T4">data-cell-index</text:span><text:span text:style-name="T6">="4"</text:span><text:span text:style-name="T2">&gt;&lt;/div&gt;</text:span></text:p>
      <text:p text:style-name="P2"><text:s text:c="8"/><text:span text:style-name="T2">&lt;div </text:span><text:span text:style-name="T4">class</text:span><text:span text:style-name="T6">="cell" </text:span><text:span text:style-name="T4">data-cell-index</text:span><text:span text:style-name="T6">="5"</text:span><text:span text:style-name="T2">&gt;&lt;/div&gt;</text:span></text:p>
      <text:p text:style-name="P2"><text:s text:c="8"/><text:span text:style-name="T2">&lt;div </text:span><text:span text:style-name="T4">class</text:span><text:span text:style-name="T6">="cell" </text:span><text:span text:style-name="T4">data-cell-index</text:span><text:span text:style-name="T6">="6"</text:span><text:span text:style-name="T2">&gt;&lt;/div&gt;</text:span></text:p>
      <text:p text:style-name="P2"><text:s text:c="8"/><text:span text:style-name="T2">&lt;div </text:span><text:span text:style-name="T4">class</text:span><text:span text:style-name="T6">="cell" </text:span><text:span text:style-name="T4">data-cell-index</text:span><text:span text:style-name="T6">="7"</text:span><text:span text:style-name="T2">&gt;&lt;/div&gt;</text:span></text:p>
      <text:p text:style-name="P2"><text:s text:c="8"/><text:span text:style-name="T2">&lt;div </text:span><text:span text:style-name="T4">class</text:span><text:span text:style-name="T6">="cell" </text:span><text:span text:style-name="T4">data-cell-index</text:span><text:span text:style-name="T6">="8"</text:span><text:span text:style-name="T2">&gt;&lt;/div&gt;</text:span></text:p>
      <text:p text:style-name="P2"><text:s text:c="4"/><text:span text:style-name="T2">&lt;/div&gt;</text:span></text:p>
      <text:p text:style-name="P2"><text:s text:c="4"/><text:span text:style-name="T2">&lt;div </text:span><text:span text:style-name="T4">id</text:span><text:span text:style-name="T6">="result"</text:span><text:span text:style-name="T2">&gt;&lt;/div&gt;</text:span></text:p>
      <text:p text:style-name="P2"><text:s text:c="4"/><text:span text:style-name="T2">&lt;button </text:span><text:span text:style-name="T4">id</text:span><text:span text:style-name="T6">="restart"</text:span><text:span text:style-name="T2">&gt;</text:span><text:span text:style-name="T8">Restart Game</text:span><text:span text:style-name="T2">&lt;/button&gt;</text:span></text:p>
      <text:p text:style-name="P2"><text:s text:c="4"/><text:span text:style-name="T2">&lt;button </text:span><text:span text:style-name="T4">id</text:span><text:span text:style-name="T6">="quit-game"</text:span><text:span text:style-name="T2">&gt;</text:span><text:span text:style-name="T8">Quit Game</text:span><text:span text:style-name="T2">&lt;/button&gt;</text:span></text:p>
      <text:p text:style-name="P2"><text:s text:c="4"/><text:span text:style-name="T2">&lt;div </text:span><text:span text:style-name="T4">id</text:span><text:span text:style-name="T6">="bot-turn" </text:span><text:span text:style-name="T4">style</text:span><text:span text:style-name="T6">="font-size: 18px; color: white; margin-top: 10px;"</text:span><text:span text:style-name="T2">&gt;&lt;/div&gt;</text:span></text:p>
      <text:p text:style-name="P3">&lt;/div&gt;</text:p>
      <text:p text:style-name="P6"/>
      <text:p text:style-name="P5">&lt;!-- Music Controls --&gt;</text:p>
      <text:p text:style-name="P1"><text:span text:style-name="T1">&lt;audio </text:span><text:span text:style-name="T3">id</text:span><text:span text:style-name="T5">="bg-music" </text:span><text:span text:style-name="T3">loop</text:span><text:span text:style-name="T1">&gt;</text:span></text:p>
      <text:p text:style-name="P2"><text:s text:c="4"/><text:span text:style-name="T2">&lt;source </text:span><text:span text:style-name="T4">src</text:span><text:span text:style-name="T6">="game-music-7408.mp3" </text:span><text:span text:style-name="T4">type</text:span><text:span text:style-name="T6">="audio/mp3"</text:span><text:span text:style-name="T2">&gt;</text:span></text:p>
      <text:p text:style-name="P3">&lt;/audio&gt;</text:p>
      <text:p text:style-name="P6"/>
      <text:p text:style-name="P5">&lt;!-- Settings --&gt;</text:p>
      <text:p text:style-name="P1"><text:span text:style-name="T1">&lt;div </text:span><text:span text:style-name="T3">class</text:span><text:span text:style-name="T5">="settings-container" </text:span><text:span text:style-name="T3">id</text:span><text:span text:style-name="T5">="settings-container"</text:span><text:span text:style-name="T1">&gt;</text:span></text:p>
      <text:p text:style-name="P2"><text:s text:c="4"/><text:span text:style-name="T2">&lt;h2&gt;</text:span><text:span text:style-name="T8">Settings</text:span><text:span text:style-name="T2">&lt;/h2&gt;</text:span></text:p>
      <text:p text:style-name="P2"><text:s text:c="4"/><text:span text:style-name="T2">&lt;label </text:span><text:span text:style-name="T4">for</text:span><text:span text:style-name="T6">="volume-slider"</text:span><text:span text:style-name="T2">&gt;</text:span><text:span text:style-name="T8">Music Volume</text:span><text:span text:style-name="T2">&lt;/label&gt;</text:span></text:p>
      <text:p text:style-name="P2"><text:s text:c="4"/><text:span text:style-name="T2">&lt;div </text:span><text:span text:style-name="T4">class</text:span><text:span text:style-name="T6">="slider"</text:span><text:span text:style-name="T2">&gt;</text:span></text:p>
      <text:p text:style-name="P2"><text:soft-page-break/><text:s text:c="8"/><text:span text:style-name="T2">&lt;input </text:span><text:span text:style-name="T4">type</text:span><text:span text:style-name="T6">="range" </text:span><text:span text:style-name="T4">id</text:span><text:span text:style-name="T6">="volume-slider" </text:span><text:span text:style-name="T4">min</text:span><text:span text:style-name="T6">="0" </text:span><text:span text:style-name="T4">max</text:span><text:span text:style-name="T6">="100" </text:span><text:span text:style-name="T4">value</text:span><text:span text:style-name="T6">="100"</text:span><text:span text:style-name="T2">&gt;</text:span></text:p>
      <text:p text:style-name="P2"><text:s text:c="4"/><text:span text:style-name="T2">&lt;/div&gt;</text:span></text:p>
      <text:p text:style-name="P2"><text:s text:c="4"/><text:span text:style-name="T2">&lt;button </text:span><text:span text:style-name="T4">id</text:span><text:span text:style-name="T6">="close-settings"</text:span><text:span text:style-name="T2">&gt;</text:span><text:span text:style-name="T8">Close</text:span><text:span text:style-name="T2">&lt;/button&gt;</text:span></text:p>
      <text:p text:style-name="P3">&lt;/div&gt;</text:p>
      <text:p text:style-name="P6"/>
      <text:p text:style-name="P1"><text:span text:style-name="T1">&lt;button </text:span><text:span text:style-name="T3">id</text:span><text:span text:style-name="T5">="music-toggle"</text:span><text:span text:style-name="T1">&gt;</text:span><text:span text:style-name="T7">MUSIC ON</text:span><text:span text:style-name="T1">&lt;/button&gt; </text:span><text:span text:style-name="T9">&lt;!-- Music toggle button at the bottom right --&gt;</text:span></text:p>
      <text:p text:style-name="P6"/>
      <text:p text:style-name="P3">&lt;script&gt;</text:p>
      <text:p text:style-name="P2"><text:s text:c="4"/><text:span text:style-name="T8">// Initial state</text:span></text:p>
      <text:p text:style-name="P2"><text:s text:c="4"/><text:span text:style-name="T8">let board = ['', '', '', '', '', '', '', '', ''];</text:span></text:p>
      <text:p text:style-name="P2"><text:s text:c="4"/><text:span text:style-name="T8">let currentPlayer = 'X';</text:span></text:p>
      <text:p text:style-name="P2"><text:s text:c="4"/><text:span text:style-name="T8">let gameOver = false;</text:span></text:p>
      <text:p text:style-name="P2"><text:s text:c="4"/><text:span text:style-name="T8">let isBotGame = false;</text:span></text:p>
      <text:p text:style-name="P2"><text:s text:c="4"/><text:span text:style-name="T8">let musicPlaying = true;</text:span></text:p>
      <text:p text:style-name="P6"/>
      <text:p text:style-name="P2"><text:s text:c="4"/><text:span text:style-name="T8">const cells = document.querySelectorAll('.cell');</text:span></text:p>
      <text:p text:style-name="P2"><text:s text:c="4"/><text:span text:style-name="T8">const resultDisplay = document.getElementById('result');</text:span></text:p>
      <text:p text:style-name="P2"><text:s text:c="4"/><text:span text:style-name="T8">const restartButton = document.getElementById('restart');</text:span></text:p>
      <text:p text:style-name="P2"><text:s text:c="4"/><text:span text:style-name="T8">const musicToggleButton = document.getElementById('music-toggle');</text:span></text:p>
      <text:p text:style-name="P2"><text:s text:c="4"/><text:span text:style-name="T8">const music = document.getElementById('bg-music');</text:span></text:p>
      <text:p text:style-name="P2"><text:s text:c="4"/><text:span text:style-name="T8">const mainMenu = document.getElementById('main-menu');</text:span></text:p>
      <text:p text:style-name="P2"><text:s text:c="4"/><text:span text:style-name="T8">const gameContainer = document.getElementById('game-container');</text:span></text:p>
      <text:p text:style-name="P2"><text:s text:c="4"/><text:span text:style-name="T8">const playWithFriendButton = document.getElementById('play-with-friend');</text:span></text:p>
      <text:p text:style-name="P2"><text:s text:c="4"/><text:span text:style-name="T8">const playWithBotButton = document.getElementById('play-with-bot');</text:span></text:p>
      <text:p text:style-name="P2"><text:s text:c="4"/><text:span text:style-name="T8">const settingsButton = document.getElementById('settings-button');</text:span></text:p>
      <text:p text:style-name="P2"><text:s text:c="4"/><text:span text:style-name="T8">const settingsContainer = document.getElementById('settings-container');</text:span></text:p>
      <text:p text:style-name="P2"><text:s text:c="4"/><text:span text:style-name="T8">const closeSettingsButton = document.getElementById('close-settings');</text:span></text:p>
      <text:p text:style-name="P2"><text:s text:c="4"/><text:span text:style-name="T8">const quitGameButton = document.getElementById('quit-game');</text:span></text:p>
      <text:p text:style-name="P2"><text:s text:c="4"/><text:span text:style-name="T8">const volumeSlider = document.getElementById('volume-slider');</text:span></text:p>
      <text:p text:style-name="P2"><text:s text:c="4"/><text:span text:style-name="T8">const botTurnDisplay = document.getElementById('bot-turn');</text:span></text:p>
      <text:p text:style-name="P2"><text:s text:c="4"/><text:span text:style-name="T8">const mainMenuTitle = document.getElementById('main-menu-title');</text:span></text:p>
      <text:p text:style-name="P6"/>
      <text:p text:style-name="P2"><text:s text:c="4"/><text:span text:style-name="T8">// Handle main menu button click</text:span></text:p>
      <text:p text:style-name="P2"><text:s text:c="4"/><text:span text:style-name="T8">playWithFriendButton.addEventListener('click', () =&gt; startGame(false));</text:span></text:p>
      <text:p text:style-name="P2"><text:s text:c="4"/><text:span text:style-name="T8">playWithBotButton.addEventListener('click', () =&gt; startGame(true));</text:span></text:p>
      <text:p text:style-name="P2"><text:s text:c="4"/><text:span text:style-name="T8">settingsButton.addEventListener('click', () =&gt; settingsContainer.style.visibility = 'visible');</text:span></text:p>
      <text:p text:style-name="P2"><text:s text:c="4"/><text:span text:style-name="T8">closeSettingsButton.addEventListener('click', () =&gt; settingsContainer.style.visibility = 'hidden');</text:span></text:p>
      <text:p text:style-name="P2"><text:s text:c="4"/><text:span text:style-name="T8">quitGameButton.addEventListener('click', quitGame);</text:span></text:p>
      <text:p text:style-name="P2"><text:s text:c="4"/><text:span text:style-name="T8">restartButton.addEventListener('click', resetGame);</text:span></text:p>
      <text:p text:style-name="P6"/>
      <text:p text:style-name="P2"><text:s text:c="4"/><text:span text:style-name="T8">// Music toggle logic</text:span></text:p>
      <text:p text:style-name="P2"><text:s text:c="4"/><text:span text:style-name="T8">musicToggleButton.addEventListener('click', toggleMusic);</text:span></text:p>
      <text:p text:style-name="P2"><text:s text:c="4"/><text:span text:style-name="T8">volumeSlider.addEventListener('input', adjustVolume);</text:span></text:p>
      <text:p text:style-name="P6"/>
      <text:p text:style-name="P2"><text:s text:c="4"/><text:span text:style-name="T8">// Start a new game</text:span></text:p>
      <text:p text:style-name="P2"><text:s text:c="4"/><text:span text:style-name="T8">function startGame(isBot) {</text:span></text:p>
      <text:p text:style-name="P2"><text:s text:c="8"/><text:span text:style-name="T8">mainMenu.style.visibility = 'hidden';</text:span></text:p>
      <text:p text:style-name="P2"><text:s text:c="8"/><text:span text:style-name="T8">gameContainer.style.visibility = 'visible';</text:span></text:p>
      <text:p text:style-name="P2"><text:s text:c="8"/><text:span text:style-name="T8">isBotGame = isBot;</text:span></text:p>
      <text:p text:style-name="P2"><text:s text:c="8"/><text:span text:style-name="T8">resetGame();</text:span></text:p>
      <text:p text:style-name="P2"><text:s text:c="8"/><text:span text:style-name="T8">if (isBot) {</text:span></text:p>
      <text:p text:style-name="P2"><text:s text:c="12"/><text:span text:style-name="T8">botTurnDisplay.textContent = "Bot's Turn";</text:span></text:p>
      <text:p text:style-name="P2"><text:s text:c="8"/><text:span text:style-name="T8">}</text:span></text:p>
      <text:p text:style-name="P2"><text:s text:c="4"/><text:span text:style-name="T8">}</text:span></text:p>
      <text:p text:style-name="P6"/>
      <text:p text:style-name="P2"><text:s text:c="4"/><text:span text:style-name="T8">// Toggle music on/off</text:span></text:p>
      <text:p text:style-name="P2"><text:s text:c="4"/><text:span text:style-name="T8">function toggleMusic() {</text:span></text:p>
      <text:p text:style-name="P2"><text:s text:c="8"/><text:span text:style-name="T8">if (musicPlaying) {</text:span></text:p>
      <text:p text:style-name="P2"><text:s text:c="12"/><text:span text:style-name="T8">music.pause();</text:span></text:p>
      <text:p text:style-name="P2"><text:s text:c="12"/><text:span text:style-name="T8">musicToggleButton.textContent = "MUSIC OFF";</text:span></text:p>
      <text:p text:style-name="P2"><text:s text:c="8"/><text:span text:style-name="T8">} else {</text:span></text:p>
      <text:p text:style-name="P2"><text:soft-page-break/><text:s text:c="12"/><text:span text:style-name="T8">music.play();</text:span></text:p>
      <text:p text:style-name="P2"><text:s text:c="12"/><text:span text:style-name="T8">musicToggleButton.textContent = "MUSIC ON";</text:span></text:p>
      <text:p text:style-name="P2"><text:s text:c="8"/><text:span text:style-name="T8">}</text:span></text:p>
      <text:p text:style-name="P2"><text:s text:c="8"/><text:span text:style-name="T8">musicPlaying = !musicPlaying;</text:span></text:p>
      <text:p text:style-name="P2"><text:s text:c="4"/><text:span text:style-name="T8">}</text:span></text:p>
      <text:p text:style-name="P6"/>
      <text:p text:style-name="P2"><text:s text:c="4"/><text:span text:style-name="T8">// Adjust music volume</text:span></text:p>
      <text:p text:style-name="P2"><text:s text:c="4"/><text:span text:style-name="T8">function adjustVolume() {</text:span></text:p>
      <text:p text:style-name="P2"><text:s text:c="8"/><text:span text:style-name="T8">music.volume = volumeSlider.value / 100;</text:span></text:p>
      <text:p text:style-name="P2"><text:s text:c="4"/><text:span text:style-name="T8">}</text:span></text:p>
      <text:p text:style-name="P6"/>
      <text:p text:style-name="P2"><text:s text:c="4"/><text:span text:style-name="T8">// Handle cell click</text:span></text:p>
      <text:p text:style-name="P2"><text:s text:c="4"/><text:span text:style-name="T8">function handleCellClick(e) {</text:span></text:p>
      <text:p text:style-name="P2"><text:s text:c="8"/><text:span text:style-name="T8">const index = e.target.getAttribute('data-cell-index');</text:span></text:p>
      <text:p text:style-name="P2"><text:s text:c="8"/><text:span text:style-name="T8">if (board[index] || gameOver) return;</text:span></text:p>
      <text:p text:style-name="P6"/>
      <text:p text:style-name="P2"><text:s text:c="8"/><text:span text:style-name="T8">board[index] = currentPlayer;</text:span></text:p>
      <text:p text:style-name="P2"><text:s text:c="8"/><text:span text:style-name="T8">e.target.textContent = currentPlayer;</text:span></text:p>
      <text:p text:style-name="P6"/>
      <text:p text:style-name="P2"><text:s text:c="8"/><text:span text:style-name="T8">if (checkWinner()) {</text:span></text:p>
      <text:p text:style-name="P2"><text:s text:c="12"/><text:span text:style-name="T8">gameOver = true;</text:span></text:p>
      <text:p text:style-name="P2"><text:s text:c="12"/><text:span text:style-name="T8">resultDisplay.textContent = currentPlayer === 'X' ? 'You Win!' : 'You Lost!';</text:span></text:p>
      <text:p text:style-name="P2"><text:s text:c="12"/><text:span text:style-name="T8">resultDisplay.classList.add(currentPlayer === 'X' ? 'win' : 'loss');</text:span></text:p>
      <text:p text:style-name="P2"><text:s text:c="12"/><text:span text:style-name="T8">return;</text:span></text:p>
      <text:p text:style-name="P2"><text:s text:c="8"/><text:span text:style-name="T8">}</text:span></text:p>
      <text:p text:style-name="P6"/>
      <text:p text:style-name="P2"><text:s text:c="8"/><text:span text:style-name="T8">if (!board.includes('')) {</text:span></text:p>
      <text:p text:style-name="P2"><text:s text:c="12"/><text:span text:style-name="T8">gameOver = true;</text:span></text:p>
      <text:p text:style-name="P2"><text:s text:c="12"/><text:span text:style-name="T8">resultDisplay.textContent = "IT'S A DRAW!";</text:span></text:p>
      <text:p text:style-name="P2"><text:s text:c="12"/><text:span text:style-name="T8">resultDisplay.classList.add('loss');</text:span></text:p>
      <text:p text:style-name="P2"><text:s text:c="12"/><text:span text:style-name="T8">return;</text:span></text:p>
      <text:p text:style-name="P2"><text:s text:c="8"/><text:span text:style-name="T8">}</text:span></text:p>
      <text:p text:style-name="P6"/>
      <text:p text:style-name="P2"><text:s text:c="8"/><text:span text:style-name="T8">currentPlayer = currentPlayer === 'X' ? 'O' : 'X';</text:span></text:p>
      <text:p text:style-name="P6"/>
      <text:p text:style-name="P2"><text:s text:c="8"/><text:span text:style-name="T8">if (isBotGame &amp;&amp; currentPlayer === 'O' &amp;&amp; !gameOver) {</text:span></text:p>
      <text:p text:style-name="P2"><text:s text:c="12"/><text:span text:style-name="T8">setTimeout(botMove, 1000); // Wait 1 second before the bot's move</text:span></text:p>
      <text:p text:style-name="P2"><text:s text:c="8"/><text:span text:style-name="T8">}</text:span></text:p>
      <text:p text:style-name="P2"><text:s text:c="4"/><text:span text:style-name="T8">}</text:span></text:p>
      <text:p text:style-name="P6"/>
      <text:p text:style-name="P2"><text:s text:c="4"/><text:span text:style-name="T8">// Bot makes a move</text:span></text:p>
      <text:p text:style-name="P2"><text:s text:c="4"/><text:span text:style-name="T8">function botMove() {</text:span></text:p>
      <text:p text:style-name="P2"><text:s text:c="8"/><text:span text:style-name="T8">const availableMoves = board.map((value, index) =&gt; value === '' ? index : -1).filter(index =&gt; index !== -1);</text:span></text:p>
      <text:p text:style-name="P2"><text:s text:c="8"/><text:span text:style-name="T8">const randomMove = availableMoves[Math.floor(Math.random() * availableMoves.length)];</text:span></text:p>
      <text:p text:style-name="P6"/>
      <text:p text:style-name="P2"><text:s text:c="8"/><text:span text:style-name="T8">board[randomMove] = 'O';</text:span></text:p>
      <text:p text:style-name="P2"><text:s text:c="8"/><text:span text:style-name="T8">cells[randomMove].textContent = 'O';</text:span></text:p>
      <text:p text:style-name="P6"/>
      <text:p text:style-name="P2"><text:s text:c="8"/><text:span text:style-name="T8">if (checkWinner()) {</text:span></text:p>
      <text:p text:style-name="P2"><text:s text:c="12"/><text:span text:style-name="T8">gameOver = true;</text:span></text:p>
      <text:p text:style-name="P2"><text:s text:c="12"/><text:span text:style-name="T8">resultDisplay.textContent = 'You Lost!';</text:span></text:p>
      <text:p text:style-name="P2"><text:s text:c="12"/><text:span text:style-name="T8">resultDisplay.classList.add('loss');</text:span></text:p>
      <text:p text:style-name="P2"><text:s text:c="8"/><text:span text:style-name="T8">} else {</text:span></text:p>
      <text:p text:style-name="P2"><text:s text:c="12"/><text:span text:style-name="T8">currentPlayer = 'X';</text:span></text:p>
      <text:p text:style-name="P2"><text:s text:c="12"/><text:span text:style-name="T8">botTurnDisplay.textContent = "Player's Turn";</text:span></text:p>
      <text:p text:style-name="P2"><text:s text:c="8"/><text:span text:style-name="T8">}</text:span></text:p>
      <text:p text:style-name="P2"><text:s text:c="4"/><text:span text:style-name="T8">}</text:span></text:p>
      <text:p text:style-name="P6"/>
      <text:p text:style-name="P2"><text:s text:c="4"/><text:span text:style-name="T8">// Check for winner</text:span></text:p>
      <text:p text:style-name="P2"><text:s text:c="4"/><text:span text:style-name="T8">function checkWinner() {</text:span></text:p>
      <text:p text:style-name="P2"><text:s text:c="8"/><text:span text:style-name="T8">const winPatterns = [</text:span></text:p>
      <text:p text:style-name="P2"><text:soft-page-break/><text:s text:c="12"/><text:span text:style-name="T8">[0, 1, 2],</text:span></text:p>
      <text:p text:style-name="P2"><text:s text:c="12"/><text:span text:style-name="T8">[3, 4, 5],</text:span></text:p>
      <text:p text:style-name="P2"><text:s text:c="12"/><text:span text:style-name="T8">[6, 7, 8],</text:span></text:p>
      <text:p text:style-name="P2"><text:s text:c="12"/><text:span text:style-name="T8">[0, 3, 6],</text:span></text:p>
      <text:p text:style-name="P2"><text:s text:c="12"/><text:span text:style-name="T8">[1, 4, 7],</text:span></text:p>
      <text:p text:style-name="P2"><text:s text:c="12"/><text:span text:style-name="T8">[2, 5, 8],</text:span></text:p>
      <text:p text:style-name="P2"><text:s text:c="12"/><text:span text:style-name="T8">[0, 4, 8],</text:span></text:p>
      <text:p text:style-name="P2"><text:s text:c="12"/><text:span text:style-name="T8">[2, 4, 6]</text:span></text:p>
      <text:p text:style-name="P2"><text:s text:c="8"/><text:span text:style-name="T8">];</text:span></text:p>
      <text:p text:style-name="P6"/>
      <text:p text:style-name="P2"><text:s text:c="8"/><text:span text:style-name="T8">return winPatterns.some(pattern =&gt; {</text:span></text:p>
      <text:p text:style-name="P2"><text:s text:c="12"/><text:span text:style-name="T8">const [a, b, c] = pattern;</text:span></text:p>
      <text:p text:style-name="P2"><text:s text:c="12"/><text:span text:style-name="T8">return board[a] &amp;&amp; board[a] === board[b] &amp;&amp; board[a] === board[c];</text:span></text:p>
      <text:p text:style-name="P2"><text:s text:c="8"/><text:span text:style-name="T8">});</text:span></text:p>
      <text:p text:style-name="P2"><text:s text:c="4"/><text:span text:style-name="T8">}</text:span></text:p>
      <text:p text:style-name="P6"/>
      <text:p text:style-name="P2"><text:s text:c="4"/><text:span text:style-name="T8">// Reset the game</text:span></text:p>
      <text:p text:style-name="P2"><text:s text:c="4"/><text:span text:style-name="T8">function resetGame() {</text:span></text:p>
      <text:p text:style-name="P2"><text:s text:c="8"/><text:span text:style-name="T8">board = ['', '', '', '', '', '', '', '', ''];</text:span></text:p>
      <text:p text:style-name="P2"><text:s text:c="8"/><text:span text:style-name="T8">currentPlayer = 'X';</text:span></text:p>
      <text:p text:style-name="P2"><text:s text:c="8"/><text:span text:style-name="T8">gameOver = false;</text:span></text:p>
      <text:p text:style-name="P2"><text:s text:c="8"/><text:span text:style-name="T8">resultDisplay.textContent = '';</text:span></text:p>
      <text:p text:style-name="P2"><text:s text:c="8"/><text:span text:style-name="T8">cells.forEach(cell =&gt; cell.textContent = '');</text:span></text:p>
      <text:p text:style-name="P2"><text:s text:c="8"/><text:span text:style-name="T8">botTurnDisplay.textContent = isBotGame ? "Bot's Turn" : "";</text:span></text:p>
      <text:p text:style-name="P2"><text:s text:c="4"/><text:span text:style-name="T8">}</text:span></text:p>
      <text:p text:style-name="P6"/>
      <text:p text:style-name="P2"><text:s text:c="4"/><text:span text:style-name="T8">// Quit the game and return to the main menu</text:span></text:p>
      <text:p text:style-name="P2"><text:s text:c="4"/><text:span text:style-name="T8">function quitGame() {</text:span></text:p>
      <text:p text:style-name="P2"><text:s text:c="8"/><text:span text:style-name="T8">mainMenu.style.visibility = 'visible';</text:span></text:p>
      <text:p text:style-name="P2"><text:s text:c="8"/><text:span text:style-name="T8">gameContainer.style.visibility = 'hidden';</text:span></text:p>
      <text:p text:style-name="P2"><text:s text:c="8"/><text:span text:style-name="T8">settingsContainer.style.visibility = 'hidden';</text:span></text:p>
      <text:p text:style-name="P2"><text:s text:c="8"/><text:span text:style-name="T8">music.pause();</text:span></text:p>
      <text:p text:style-name="P2"><text:s text:c="4"/><text:span text:style-name="T8">}</text:span></text:p>
      <text:p text:style-name="P6"/>
      <text:p text:style-name="P2"><text:s text:c="4"/><text:span text:style-name="T8">// Handle cell clicks</text:span></text:p>
      <text:p text:style-name="P2"><text:s text:c="4"/><text:span text:style-name="T8">cells.forEach(cell =&gt; {</text:span></text:p>
      <text:p text:style-name="P2"><text:s text:c="8"/><text:span text:style-name="T8">cell.addEventListener('click', handleCellClick);</text:span></text:p>
      <text:p text:style-name="P2"><text:s text:c="6"/><text:span text:style-name="T8">});</text:span></text:p>
      <text:p text:style-name="P3">&lt;/script&gt;</text:p>
      <text:p text:style-name="P3">&lt;/body&gt;</text:p>
      <text:p text:style-name="P4">&lt;/html&gt;</text:p>
      <text:p text:style-name="Text_20_body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16:52:07.724184242</meta:creation-date>
    <dc:date>2024-11-11T16:52:49.987574493</dc:date>
    <meta:editing-duration>PT42S</meta:editing-duration>
    <meta:editing-cycles>1</meta:editing-cycles>
    <meta:generator>LibreOffice/24.2.6.2$Linux_X86_64 LibreOffice_project/420$Build-2</meta:generator>
    <meta:document-statistic meta:table-count="0" meta:image-count="0" meta:object-count="0" meta:page-count="6" meta:paragraph-count="329" meta:word-count="925" meta:character-count="10760" meta:non-whitespace-character-count="7621"/>
  </office:meta>
</office:document-meta>
</file>